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solid" draw:fill-color="#ff00ff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0.824cm"/>
    </style:style>
    <style:style style:name="gr9" style:family="graphic" style:parent-style-name="standard">
      <style:graphic-properties draw:stroke="none" draw:fill="none" fo:min-height="0.4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style:paragraph-properties style:text-autospace="none"/>
      <style:text-properties fo:color="#3f5fbf" fo:font-family="Monospace" style:font-pitch="fixed" fo:font-size="6pt" style:font-family-asian="Monospace" style:font-pitch-asian="fixed" style:font-size-asian="6pt" style:font-family-complex="Monospace" style:font-pitch-complex="fixed" style:font-size-complex="6pt"/>
    </style:style>
    <style:style style:name="P7" style:family="paragraph">
      <style:paragraph-properties style:text-autospace="none"/>
      <style:text-properties fo:color="#3f7f5f" fo:font-family="Monospace" style:font-pitch="fixed" fo:font-size="6pt" style:font-family-asian="Monospace" style:font-pitch-asian="fixed" style:font-size-asian="6pt" style:font-family-complex="Monospace" style:font-pitch-complex="fixed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3f5fbf" style:text-outline="false" style:text-line-through-style="none" fo:font-family="Monospace" style:font-pitch="fixed" fo:font-style="normal" fo:text-shadow="none" style:text-underline-style="none" fo:font-weight="normal" style:letter-kerning="true" style:font-family-asian="Monospace" style:font-pitch-asian="fixed" style:font-style-asian="normal" style:font-weight-asian="normal" style:font-family-complex="Monospace" style:font-pitch-complex="fixed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588cm" svg:height="0.889cm" svg:x="2.778cm" svg:y="3.54cm">
          <text:p text:style-name="P1"><text:span text:style-name="T1">Quickstack::neutron::compu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2.921cm" svg:height="0.635cm" svg:x="17.129cm" svg:y="1.635cm">
          <text:p text:style-name="P1"><text:span text:style-name="T1">Def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5.588cm" svg:height="0.889cm" svg:x="1.127cm" svg:y="1.254cm">
          <text:p text:style-name="P1"><text:span text:style-name="T1">Quickstack::para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3.921cm" svg:y1="2.143cm" svg:x2="5.572cm" svg:y2="3.54cm" draw:start-shape="id1" draw:start-glue-point="6" draw:end-shape="id2" draw:end-glue-point="4" svg:d="m3921 2143v698h1651v699" svg:viewBox="0 0 1652 1398">
          <text:p/>
        </draw:connector>
        <draw:custom-shape draw:style-name="gr1" draw:text-style-name="P2" xml:id="id4" draw:id="id4" draw:layer="layout" svg:width="5.588cm" svg:height="0.889cm" svg:x="6.588cm" svg:y="10.144cm">
          <text:p text:style-name="P1"><text:span text:style-name="T1">::neutr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1.009cm" svg:x1="5.064cm" svg:y1="4.429cm" svg:x2="6.588cm" svg:y2="10.588cm" draw:start-shape="id3" draw:start-glue-point="2" draw:end-shape="id4" draw:end-glue-point="5" svg:d="m5064 4429h508v6159h1016" svg:viewBox="0 0 1525 6160">
          <text:p/>
        </draw:connector>
        <draw:custom-shape draw:style-name="gr1" draw:text-style-name="P2" xml:id="id5" draw:id="id5" draw:layer="layout" svg:width="5.588cm" svg:height="0.889cm" svg:x="6.588cm" svg:y="11.287cm">
          <text:p text:style-name="P1"><text:span text:style-name="T1">::neutron::server::notifica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xml:id="id3" draw:id="id3" draw:layer="layout" draw:line-skew="-0.004cm" svg:x1="5.064cm" svg:y1="4.429cm" svg:x2="6.588cm" svg:y2="11.731cm" draw:end-shape="id5" draw:end-glue-point="5" svg:d="m5064 4429h508v7302h1016" svg:viewBox="0 0 1525 7303">
          <text:p/>
        </draw:connector>
        <draw:custom-shape draw:style-name="gr3" draw:text-style-name="P3" xml:id="id6" draw:id="id6" draw:layer="layout" svg:width="2.159cm" svg:height="0.889cm" svg:x="9.255cm" svg:y="3.54cm">
          <text:p text:style-name="P1"><text:span text:style-name="T2">neutron_confi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svg:x1="8.366cm" svg:y1="3.984cm" svg:x2="9.255cm" svg:y2="3.984cm" draw:start-shape="id2" draw:start-glue-point="7" draw:end-shape="id6" draw:end-glue-point="6" svg:d="m8366 3984h889" svg:viewBox="0 0 890 1">
          <text:p/>
        </draw:connector>
        <draw:custom-shape draw:style-name="gr1" draw:text-style-name="P2" xml:id="id8" draw:id="id8" draw:layer="layout" svg:width="5.588cm" svg:height="0.889cm" svg:x="8.62cm" svg:y="7.35cm">
          <text:p text:style-name="P1"><text:span text:style-name="T1">::neutron::plugins::ovs//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16cm" svg:y1="7.35cm" svg:x2="8.62cm" svg:y2="7.794cm" draw:start-shape="id7" draw:start-glue-point="6" draw:end-shape="id8" draw:end-glue-point="5" svg:d="m7160 7350v444h1460" svg:viewBox="0 0 1461 445">
          <text:p/>
        </draw:connector>
        <draw:custom-shape draw:style-name="gr1" draw:text-style-name="P2" xml:id="id9" draw:id="id9" draw:layer="layout" svg:width="5.588cm" svg:height="0.889cm" svg:x="8.62cm" svg:y="8.493cm">
          <text:p text:style-name="P1"><text:span text:style-name="T1">::neutron::agent::ovs//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16cm" svg:y1="7.35cm" svg:x2="8.62cm" svg:y2="8.937cm" draw:start-shape="id7" draw:start-glue-point="6" draw:end-shape="id9" draw:end-glue-point="5" svg:d="m7160 7350v1587h1460" svg:viewBox="0 0 1461 1588">
          <text:p/>
        </draw:connector>
        <draw:custom-shape draw:style-name="gr3" draw:text-style-name="P3" xml:id="id7" draw:id="id7" draw:layer="layout" svg:width="1.651cm" svg:height="1.651cm" svg:x="6.334cm" svg:y="5.699cm">
          <text:p text:style-name="P1"><text:span text:style-name="T2">ov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5.572cm" svg:y1="4.429cm" svg:x2="7.159cm" svg:y2="5.699cm" draw:start-shape="id2" draw:start-glue-point="6" draw:end-shape="id7" svg:d="m5572 4429v635h1587v635" svg:viewBox="0 0 1588 1271">
          <text:p/>
        </draw:connector>
        <draw:custom-shape draw:style-name="gr1" draw:text-style-name="P2" xml:id="id10" draw:id="id10" draw:layer="layout" svg:width="5.588cm" svg:height="0.889cm" svg:x="6.588cm" svg:y="12.303cm">
          <text:p text:style-name="P1"><text:span text:style-name="T1">::nova::network::neutr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-0.004cm" svg:x1="5.064cm" svg:y1="4.429cm" svg:x2="6.588cm" svg:y2="12.747cm" draw:end-shape="id10" draw:end-glue-point="5" svg:d="m5064 4429h508v8318h1016" svg:viewBox="0 0 1525 8319">
          <text:p/>
        </draw:connector>
        <draw:custom-shape draw:style-name="gr1" draw:text-style-name="P2" xml:id="id11" draw:id="id11" draw:layer="layout" svg:width="5.588cm" svg:height="0.889cm" svg:x="6.588cm" svg:y="13.446cm">
          <text:p text:style-name="P1"><text:span text:style-name="T1">quickstack::compute_comm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064cm" svg:y1="4.429cm" svg:x2="6.588cm" svg:y2="13.89cm" draw:end-shape="id11" draw:end-glue-point="5" svg:d="m5064 4429h512v9461h1012" svg:viewBox="0 0 1525 9462">
          <text:p/>
        </draw:connector>
        <draw:custom-shape draw:style-name="gr1" draw:text-style-name="P2" xml:id="id12" draw:id="id12" draw:layer="layout" svg:width="5.588cm" svg:height="0.889cm" svg:x="6.588cm" svg:y="14.589cm">
          <text:p text:style-name="P1"><text:span text:style-name="T1">quickstack::neutron::firewall::g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064cm" svg:y1="4.429cm" svg:x2="6.588cm" svg:y2="15.033cm" draw:end-shape="id12" draw:end-glue-point="5" svg:d="m5064 4429h512v10604h1012" svg:viewBox="0 0 1525 10605">
          <text:p/>
        </draw:connector>
        <draw:custom-shape draw:style-name="gr1" draw:text-style-name="P2" xml:id="id13" draw:id="id13" draw:layer="layout" svg:width="5.588cm" svg:height="0.889cm" svg:x="6.588cm" svg:y="15.605cm">
          <text:p text:style-name="P1"><text:span text:style-name="T1">quickstack::neutron::firewall::vxl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064cm" svg:y1="4.429cm" svg:x2="6.588cm" svg:y2="16.049cm" draw:end-shape="id13" draw:end-glue-point="5" svg:d="m5064 4429h512v11620h1012" svg:viewBox="0 0 1525 11621">
          <text:p/>
        </draw:connector>
        <draw:custom-shape draw:style-name="gr5" draw:text-style-name="P2" draw:layer="layout" svg:width="2.921cm" svg:height="0.635cm" svg:x="17.129cm" svg:y="2.397cm">
          <text:p text:style-name="P1"><text:span text:style-name="T1">A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4" draw:id="id14" draw:layer="layout" svg:width="2.159cm" svg:height="0.889cm" svg:x="17.654cm" svg:y="11.439cm">
          <text:p text:style-name="P1"><text:span text:style-name="T2">neutron_confi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svg:x1="12.176cm" svg:y1="11.731cm" svg:x2="17.654cm" svg:y2="11.883cm" draw:start-shape="id5" draw:start-glue-point="7" draw:end-shape="id14" draw:end-glue-point="6" svg:d="m12176 11731h2739v152h2739" svg:viewBox="0 0 5479 153">
          <text:p/>
        </draw:connector>
        <draw:custom-shape draw:style-name="gr6" draw:text-style-name="P2" xml:id="id15" draw:id="id15" draw:layer="layout" svg:width="2.143cm" svg:height="0.889cm" svg:x="13.899cm" svg:y="10.224cm">
          <text:p text:style-name="P1"><text:span text:style-name="T1">packa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2.176cm" svg:y1="10.588cm" svg:x2="13.899cm" svg:y2="10.668cm" draw:start-shape="id4" draw:start-glue-point="7" draw:end-shape="id15" svg:d="m12176 10588h862v80h861" svg:viewBox="0 0 1724 81">
          <text:p/>
        </draw:connector>
        <draw:connector draw:style-name="gr4" draw:text-style-name="P1" draw:layer="layout" svg:x1="16.042cm" svg:y1="10.668cm" svg:x2="18.734cm" svg:y2="11.439cm" draw:start-shape="id15" draw:start-glue-point="7" draw:end-shape="id14" draw:end-glue-point="5" svg:d="m16042 10668h2692v771" svg:viewBox="0 0 2693 772">
          <text:p/>
        </draw:connector>
        <draw:frame draw:style-name="gr7" draw:text-style-name="P4" draw:layer="layout" svg:width="4.346cm" svg:height="0.489cm" svg:x="0.935cm" svg:y="12.625cm">
          <draw:text-box>
            <text:p text:style-name="P4">Configures Nova network to use Neutron</text:p>
          </draw:text-box>
        </draw:frame>
        <draw:custom-shape draw:style-name="gr3" draw:text-style-name="P3" xml:id="id16" draw:id="id16" draw:layer="layout" svg:width="2.159cm" svg:height="0.889cm" svg:x="15.254cm" svg:y="12.339cm">
          <text:p text:style-name="P1"><text:span text:style-name="T2">nova_confi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svg:x1="12.176cm" svg:y1="12.747cm" svg:x2="15.254cm" svg:y2="12.783cm" draw:start-shape="id10" draw:start-glue-point="7" draw:end-shape="id16" draw:end-glue-point="6" svg:d="m12176 12747h1539v36h1539" svg:viewBox="0 0 3079 37">
          <text:p/>
        </draw:connector>
        <draw:frame draw:style-name="gr7" draw:text-style-name="P4" draw:layer="layout" svg:width="4.092cm" svg:height="0.489cm" svg:x="0.862cm" svg:y="11.603cm">
          <draw:text-box>
            <text:p text:style-name="P4">Configure Notification System Options</text:p>
          </draw:text-box>
        </draw:frame>
        <draw:frame draw:style-name="gr7" draw:text-style-name="P4" draw:layer="layout" svg:width="4.621cm" svg:height="0.727cm" svg:x="0.762cm" svg:y="10.355cm">
          <draw:text-box>
            <text:p text:style-name="P4">Installs the neutron package and configures</text:p>
            <text:p text:style-name="P4">/etc/neutron/neutron.conf</text:p>
          </draw:text-box>
        </draw:frame>
        <draw:frame draw:style-name="gr7" draw:text-style-name="P4" draw:layer="layout" svg:width="4.193cm" svg:height="0.489cm" svg:x="0.954cm" svg:y="13.754cm">
          <draw:text-box>
            <text:p text:style-name="P4">base class to configure compute nodes</text:p>
          </draw:text-box>
        </draw:frame>
        <draw:custom-shape draw:style-name="gr5" draw:text-style-name="P2" xml:id="id17" draw:id="id17" draw:layer="layout" svg:width="5.588cm" svg:height="0.889cm" svg:x="13.752cm" svg:y="17.005cm">
          <text:p text:style-name="P1"><text:span text:style-name="T1">firew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2.176cm" svg:y1="15.033cm" svg:x2="16.546cm" svg:y2="17.005cm" draw:start-shape="id12" draw:start-glue-point="7" draw:end-shape="id17" draw:end-glue-point="4" svg:d="m12176 15033h4370v1972" svg:viewBox="0 0 4371 1973">
          <text:p/>
        </draw:connector>
        <draw:connector draw:style-name="gr4" draw:text-style-name="P1" draw:layer="layout" svg:x1="12.176cm" svg:y1="16.049cm" svg:x2="16.546cm" svg:y2="17.005cm" draw:start-shape="id13" draw:start-glue-point="7" draw:end-shape="id17" draw:end-glue-point="4" svg:d="m12176 16049h4370v956" svg:viewBox="0 0 4371 957">
          <text:p/>
        </draw:connector>
      </draw:page>
      <draw:page draw:name="page2" draw:style-name="dp1" draw:master-page-name="Default">
        <draw:custom-shape draw:style-name="gr1" draw:text-style-name="P2" xml:id="id18" draw:id="id18" draw:layer="layout" svg:width="5.588cm" svg:height="0.889cm" svg:x="1.254cm" svg:y="3.781cm">
          <text:p text:style-name="P1"><text:span text:style-name="T1">quickstack::compute_comm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9" draw:id="id19" draw:layer="layout" svg:width="5.588cm" svg:height="0.889cm" svg:x="5.953cm" svg:y="5.94cm">
          <text:p text:style-name="P1"><text:span text:style-name="T1">quickstack::openstack_comm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4.048cm" svg:y1="4.67cm" svg:x2="5.953cm" svg:y2="6.384cm" draw:start-shape="id18" draw:start-glue-point="6" draw:end-shape="id19" draw:end-glue-point="5" svg:d="m4048 4670v1714h1905" svg:viewBox="0 0 1906 1715">
          <text:p/>
        </draw:connector>
        <draw:custom-shape draw:style-name="gr3" draw:text-style-name="P5" xml:id="id20" draw:id="id20" draw:layer="layout" svg:width="1.778cm" svg:height="1.778cm" svg:x="13.827cm" svg:y="3.527cm">
          <text:p text:style-name="P1"><text:span text:style-name="T3">Cinder</text:span></text:p>
          <text:p text:style-name="P1"><text:span text:style-name="T3">Backend</text:span></text:p>
          <text:p text:style-name="P1"><text:span text:style-name="T3">Gluste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21" draw:id="id21" draw:layer="layout" svg:width="3.969cm" svg:height="0.889cm" svg:x="16.494cm" svg:y="4.035cm">
          <text:p text:style-name="P1"><text:span text:style-name="T1">gluster::client//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5.605cm" svg:y1="4.416cm" svg:x2="16.494cm" svg:y2="4.479cm" draw:start-shape="id20" draw:start-glue-point="7" draw:end-shape="id21" draw:end-glue-point="5" svg:d="m15605 4416h445v63h444" svg:viewBox="0 0 890 64">
          <text:p/>
        </draw:connector>
        <draw:connector draw:style-name="gr4" draw:text-style-name="P1" draw:layer="layout" draw:line-skew="2.476cm" svg:x1="6.842cm" svg:y1="4.225cm" svg:x2="13.827cm" svg:y2="4.416cm" draw:start-shape="id18" draw:start-glue-point="7" draw:end-shape="id20" draw:end-glue-point="5" svg:d="m6842 4225h5969v191h1016" svg:viewBox="0 0 6986 192">
          <text:p/>
        </draw:connector>
        <draw:custom-shape draw:style-name="gr3" draw:text-style-name="P3" draw:layer="layout" svg:width="2.159cm" svg:height="0.889cm" svg:x="17.436cm" svg:y="5.04cm">
          <text:p text:style-name="P1"><text:span text:style-name="T2">nova_confi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5" xml:id="id22" draw:id="id22" draw:layer="layout" svg:width="1.778cm" svg:height="1.778cm" svg:x="13.827cm" svg:y="5.686cm">
          <text:p text:style-name="P1"><text:span text:style-name="T3">Cinder</text:span></text:p>
          <text:p text:style-name="P1"><text:span text:style-name="T3">Backend</text:span></text:p>
          <text:p text:style-name="P1"><text:span text:style-name="T3">NF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5.605cm" svg:y1="6.575cm" svg:x2="16.574cm" svg:y2="6.569cm" draw:start-shape="id22" draw:start-glue-point="7" draw:end-shape="id23" draw:end-glue-point="5" svg:d="m15605 6575h485v-6h484" svg:viewBox="0 0 970 7">
          <text:p/>
        </draw:connector>
        <draw:connector draw:style-name="gr4" draw:text-style-name="P1" draw:layer="layout" draw:line-skew="2.476cm" svg:x1="6.842cm" svg:y1="4.225cm" svg:x2="13.827cm" svg:y2="6.575cm" draw:end-shape="id22" draw:end-glue-point="5" svg:d="m6842 4225h5718v2350h1267" svg:viewBox="0 0 6986 2351">
          <text:p/>
        </draw:connector>
        <draw:custom-shape draw:style-name="gr6" draw:text-style-name="P2" xml:id="id23" draw:id="id23" draw:layer="layout" svg:width="3.969cm" svg:height="0.889cm" svg:x="16.574cm" svg:y="6.125cm">
          <text:p text:style-name="P1"><text:span text:style-name="T1">packa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24" draw:id="id24" draw:layer="layout" svg:width="1.778cm" svg:height="1.778cm" svg:x="13.827cm" svg:y="7.845cm">
          <text:p text:style-name="P1"><text:span text:style-name="T3">Cinder</text:span></text:p>
          <text:p text:style-name="P1"><text:span text:style-name="T3">Backend</text:span></text:p>
          <text:p text:style-name="P1"><text:span text:style-name="T3">rb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5.605cm" svg:y1="8.734cm" svg:x2="16.621cm" svg:y2="8.797cm" draw:start-shape="id24" draw:start-glue-point="7" draw:end-shape="id25" svg:d="m15605 8734h508v63h508" svg:viewBox="0 0 1017 64">
          <text:p/>
        </draw:connector>
        <draw:connector draw:style-name="gr4" draw:text-style-name="P1" draw:layer="layout" draw:line-skew="2.476cm" svg:x1="6.842cm" svg:y1="4.225cm" svg:x2="13.827cm" svg:y2="8.734cm" draw:end-shape="id24" draw:end-glue-point="5" svg:d="m6842 4225h5718v4509h1267" svg:viewBox="0 0 6986 4510">
          <text:p/>
        </draw:connector>
        <draw:custom-shape draw:style-name="gr6" draw:text-style-name="P2" xml:id="id25" draw:id="id25" draw:layer="layout" svg:width="3.969cm" svg:height="0.889cm" svg:x="16.621cm" svg:y="8.353cm">
          <text:p text:style-name="P1"><text:span text:style-name="T1">::quickstack</text:span></text:p>
          <text:p text:style-name="P1"><text:span text:style-name="T1">::ceph::config//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3.969cm" svg:height="0.889cm" svg:x="16.621cm" svg:y="9.75cm">
          <text:p text:style-name="P1"><text:span text:style-name="T1">::quickstack::ceph</text:span></text:p>
          <text:p text:style-name="P1"><text:span text:style-name="T1">::client_packages//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2.159cm" svg:height="0.889cm" svg:x="17.435cm" svg:y="5.039cm">
          <text:p text:style-name="P1"><text:span text:style-name="T2">nova_confi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draw:layer="layout" svg:width="2.159cm" svg:height="0.889cm" svg:x="17.637cm" svg:y="10.893cm">
          <text:p text:style-name="P1"><text:span text:style-name="T2">nova_confi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draw:layer="layout" svg:width="3.969cm" svg:height="0.889cm" svg:x="16.621cm" svg:y="12.163cm">
          <text:p text:style-name="P1"><text:span text:style-name="T1">packa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6" draw:id="id26" draw:layer="layout" svg:width="5.588cm" svg:height="0.889cm" svg:x="5.953cm" svg:y="9.018cm">
          <text:p text:style-name="P1"><text:span text:style-name="T1">::nov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-0.702cm" svg:x1="4.048cm" svg:y1="4.67cm" svg:x2="5.953cm" svg:y2="9.462cm" draw:end-shape="id26" draw:end-glue-point="5" svg:d="m4048 4670v0 4792h1905" svg:viewBox="0 0 1906 4793">
          <text:p/>
        </draw:connector>
        <draw:custom-shape draw:style-name="gr3" draw:text-style-name="P5" xml:id="id27" draw:id="id27" draw:layer="layout" svg:width="1.778cm" svg:height="1.778cm" svg:x="13.827cm" svg:y="13.433cm">
          <text:p text:style-name="P1"><text:span text:style-name="T3">KVM</text:span></text:p>
          <text:p text:style-name="P1"><text:span text:style-name="T3">Capable</text:span></text:p>
          <text:p text:style-name="P1"><text:span text:style-name="T3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5.605cm" svg:y1="14.322cm" svg:x2="16.462cm" svg:y2="14.248cm" draw:start-shape="id27" draw:start-glue-point="7" draw:end-shape="id28" draw:end-glue-point="5" svg:d="m15605 14322h429v-74h428" svg:viewBox="0 0 858 75">
          <text:p/>
        </draw:connector>
        <draw:connector draw:style-name="gr4" draw:text-style-name="P1" draw:layer="layout" draw:line-skew="2.476cm" svg:x1="6.842cm" svg:y1="4.225cm" svg:x2="13.827cm" svg:y2="14.322cm" draw:end-shape="id27" draw:end-glue-point="5" svg:d="m6842 4225h5718v10097h1267" svg:viewBox="0 0 6986 10098">
          <text:p/>
        </draw:connector>
        <draw:custom-shape draw:style-name="gr6" draw:text-style-name="P2" xml:id="id28" draw:id="id28" draw:layer="layout" svg:width="3.969cm" svg:height="0.889cm" svg:x="16.462cm" svg:y="13.804cm">
          <text:p text:style-name="P1"><text:span text:style-name="T1">Quickstack</text:span></text:p>
          <text:p text:style-name="P1"><text:span text:style-name="T1">::compute::qemu//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9" draw:id="id29" draw:layer="layout" svg:width="2.54cm" svg:height="0.889cm" svg:x="5.953cm" svg:y="19.815cm">
          <text:p text:style-name="P1"><text:span text:style-name="T1">::nova::</text:span></text:p>
          <text:p text:style-name="P1"><text:span text:style-name="T1">compute::libvi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-0.702cm" svg:x1="4.048cm" svg:y1="4.67cm" svg:x2="5.953cm" svg:y2="20.259cm" draw:end-shape="id29" draw:end-glue-point="5" svg:d="m4048 4670v0 15589h1905" svg:viewBox="0 0 1906 15590">
          <text:p/>
        </draw:connector>
        <draw:custom-shape draw:style-name="gr1" draw:text-style-name="P2" xml:id="id30" draw:id="id30" draw:layer="layout" svg:width="2.921cm" svg:height="0.889cm" svg:x="8.82cm" svg:y="18.493cm">
          <text:p text:style-name="P1"><text:span text:style-name="T1">::nova::</text:span></text:p>
          <text:p text:style-name="P1"><text:span text:style-name="T1">compu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-2.135cm" svg:x1="4.048cm" svg:y1="4.67cm" svg:x2="8.82cm" svg:y2="18.937cm" draw:end-shape="id30" draw:end-glue-point="5" svg:d="m4048 4670v0 14267h4772" svg:viewBox="0 0 4773 14268">
          <text:p/>
        </draw:connector>
        <draw:custom-shape draw:style-name="gr3" draw:text-style-name="P5" xml:id="id31" draw:id="id31" draw:layer="layout" svg:width="1.778cm" svg:height="1.778cm" svg:x="13.827cm" svg:y="15.338cm">
          <text:p text:style-name="P1"><text:span text:style-name="T3">Ceilometer</text:span></text:p>
          <text:p text:style-name="P1"><text:span text:style-name="T3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5.605cm" svg:y1="16.227cm" svg:x2="16.494cm" svg:y2="16.163cm" draw:start-shape="id31" draw:start-glue-point="7" draw:end-shape="id32" draw:end-glue-point="5" svg:d="m15605 16227h445v-64h444" svg:viewBox="0 0 890 65">
          <text:p/>
        </draw:connector>
        <draw:connector draw:style-name="gr4" draw:text-style-name="P1" draw:layer="layout" draw:line-skew="2.476cm" svg:x1="6.842cm" svg:y1="4.225cm" svg:x2="13.827cm" svg:y2="16.227cm" draw:end-shape="id31" draw:end-glue-point="5" svg:d="m6842 4225h5718v12002h1267" svg:viewBox="0 0 6986 12003">
          <text:p/>
        </draw:connector>
        <draw:custom-shape draw:style-name="gr1" draw:text-style-name="P2" xml:id="id32" draw:id="id32" draw:layer="layout" svg:width="3.937cm" svg:height="0.889cm" svg:x="16.494cm" svg:y="15.719cm">
          <text:p text:style-name="P1"><text:span text:style-name="T1">ceilometer//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5.605cm" svg:y1="16.227cm" svg:x2="16.494cm" svg:y2="17.052cm" draw:end-shape="id33" draw:end-glue-point="5" svg:d="m15605 16227h194v825h695" svg:viewBox="0 0 890 826">
          <text:p/>
        </draw:connector>
        <draw:custom-shape draw:style-name="gr1" draw:text-style-name="P2" xml:id="id33" draw:id="id33" draw:layer="layout" svg:width="3.937cm" svg:height="0.889cm" svg:x="16.494cm" svg:y="16.608cm">
          <text:p text:style-name="P1"><text:span text:style-name="T1">Ceilometer</text:span></text:p>
          <text:p text:style-name="P1"><text:span text:style-name="T1">::agent::authr//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5.605cm" svg:y1="16.227cm" svg:x2="16.494cm" svg:y2="17.941cm" draw:end-shape="id34" draw:end-glue-point="5" svg:d="m15605 16227h194v1714h695" svg:viewBox="0 0 890 1715">
          <text:p/>
        </draw:connector>
        <draw:custom-shape draw:style-name="gr1" draw:text-style-name="P2" xml:id="id34" draw:id="id34" draw:layer="layout" svg:width="3.937cm" svg:height="0.889cm" svg:x="16.494cm" svg:y="17.497cm">
          <text:p text:style-name="P1"><text:span text:style-name="T1">Ceilometer</text:span></text:p>
          <text:p text:style-name="P1"><text:span text:style-name="T1">::agent::compute//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3.937cm" svg:height="0.889cm" svg:x="16.494cm" svg:y="18.386cm">
          <text:p text:style-name="P1"><text:span text:style-name="T1">packa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5" draw:id="id35" draw:layer="layout" svg:width="5.588cm" svg:height="0.889cm" svg:x="5.953cm" svg:y="14.209cm">
          <text:p text:style-name="P1"><text:span text:style-name="T1">quickstack::tuned::virtual_host//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-0.702cm" svg:x1="4.048cm" svg:y1="4.67cm" svg:x2="5.953cm" svg:y2="14.653cm" draw:end-shape="id35" draw:end-glue-point="5" svg:d="m4048 4670v0 9983h1905" svg:viewBox="0 0 1906 9984">
          <text:p/>
        </draw:connector>
        <draw:custom-shape draw:style-name="gr5" draw:text-style-name="P2" xml:id="id36" draw:id="id36" draw:layer="layout" svg:width="5.588cm" svg:height="0.889cm" svg:x="5.953cm" svg:y="15.606cm">
          <text:p text:style-name="P1"><text:span text:style-name="T1">firew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-0.702cm" svg:x1="4.048cm" svg:y1="4.67cm" svg:x2="5.953cm" svg:y2="16.05cm" draw:end-shape="id36" draw:end-glue-point="5" svg:d="m4048 4670v0 11380h1905" svg:viewBox="0 0 1906 11381">
          <text:p/>
        </draw:connector>
        <draw:custom-shape draw:style-name="gr6" draw:text-style-name="P2" xml:id="id37" draw:id="id37" draw:layer="layout" svg:width="3.969cm" svg:height="0.889cm" svg:x="6.766cm" svg:y="7.439cm">
          <text:p text:style-name="P1"><text:span text:style-name="T1">packa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8.747cm" svg:y1="6.829cm" svg:x2="8.75cm" svg:y2="7.439cm" draw:start-shape="id19" draw:start-glue-point="6" draw:end-shape="id37" draw:end-glue-point="4" svg:d="m8747 6829v305h3v305" svg:viewBox="0 0 4 611">
          <text:p/>
        </draw:connector>
        <draw:custom-shape draw:style-name="gr1" draw:text-style-name="P2" xml:id="id38" draw:id="id38" draw:layer="layout" svg:width="5.588cm" svg:height="0.889cm" svg:x="1.126cm" svg:y="1.253cm">
          <text:p text:style-name="P1"><text:span text:style-name="T1">Quickstack::para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3.92cm" svg:y1="2.142cm" svg:x2="4.048cm" svg:y2="3.781cm" draw:start-shape="id38" draw:start-glue-point="6" draw:end-shape="id18" draw:end-glue-point="0" svg:d="m3920 2142v819h128v820" svg:viewBox="0 0 129 1640">
          <text:p/>
        </draw:connector>
        <draw:custom-shape draw:style-name="gr5" draw:text-style-name="P2" draw:layer="layout" svg:width="5.588cm" svg:height="0.889cm" svg:x="6.452cm" svg:y="12.909cm">
          <text:p text:style-name="P1"><text:span text:style-name="T1">Exec Post Nova Conf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2.159cm" svg:height="0.889cm" svg:x="7.595cm" svg:y="11.766cm">
          <text:p text:style-name="P1"><text:span text:style-name="T2">nova_confi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xml:id="id39" draw:id="id39" draw:layer="layout" svg:width="3.969cm" svg:height="0.889cm" svg:x="6.706cm" svg:y="10.731cm">
          <text:p text:style-name="P1"><text:span text:style-name="T1">packa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8.747cm" svg:y1="9.907cm" svg:x2="8.69cm" svg:y2="10.731cm" draw:start-shape="id26" draw:start-glue-point="6" draw:end-shape="id39" draw:end-glue-point="4" svg:d="m8747 9907v412h-57v412" svg:viewBox="0 0 58 825">
          <text:p/>
        </draw:connector>
        <draw:custom-shape draw:style-name="gr1" draw:text-style-name="P2" xml:id="id40" draw:id="id40" draw:layer="layout" svg:width="3.059cm" svg:height="0.889cm" svg:x="5.718cm" svg:y="16.9cm">
          <text:p text:style-name="P1"><text:span text:style-name="T1">nova::para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8.777cm" svg:y1="17.344cm" svg:x2="10.28cm" svg:y2="18.493cm" draw:start-shape="id40" draw:start-glue-point="7" draw:end-shape="id30" draw:end-glue-point="4" svg:d="m8777 17344h1503v1149" svg:viewBox="0 0 1504 1150">
          <text:p/>
        </draw:connector>
        <draw:custom-shape draw:style-name="gr3" draw:text-style-name="P3" draw:layer="layout" svg:width="2.159cm" svg:height="0.889cm" svg:x="7.758cm" svg:y="21.372cm">
          <text:p text:style-name="P1"><text:span text:style-name="T2">nova_confi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draw:layer="layout" svg:width="3.969cm" svg:height="0.889cm" svg:x="6.71cm" svg:y="22.515cm">
          <text:p text:style-name="P1"><text:span text:style-name="T1">packag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2.314cm" svg:height="0.889cm" svg:x="6.052cm" svg:y="23.909cm">
          <text:p text:style-name="P1"><text:span text:style-name="T1">Exec Post</text:span></text:p>
          <text:p text:style-name="P1"><text:span text:style-name="T1">Nova Conf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7.247cm" svg:y1="17.789cm" svg:x2="7.223cm" svg:y2="19.815cm" draw:start-shape="id40" draw:start-glue-point="6" draw:end-shape="id29" draw:end-glue-point="4" svg:d="m7247 17789v1013h-24v1013" svg:viewBox="0 0 25 2027">
          <text:p/>
        </draw:connector>
        <draw:frame draw:style-name="gr8" draw:text-style-name="P6" draw:layer="layout" svg:width="8.969cm" svg:height="1.074cm" svg:x="0.477cm" svg:y="8.868cm">
          <draw:text-box>
            <text:p text:style-name="P6">configuration parameters that are common</text:p>
            <text:p text:style-name="P6"># across all nova services.</text:p>
          </draw:text-box>
        </draw:frame>
        <draw:frame draw:style-name="gr9" draw:text-style-name="P6" draw:layer="layout" svg:width="5.08cm" svg:height="0.743cm" svg:x="0.873cm" svg:y="5.851cm">
          <draw:text-box>
            <text:p text:style-name="P6"><text:span text:style-name="T4">For nodes running any OpenStack</text:span></text:p>
            <text:p text:style-name="P6"><text:span text:style-name="T4">service</text:span></text:p>
          </draw:text-box>
        </draw:frame>
        <draw:frame draw:style-name="gr9" draw:text-style-name="P6" draw:layer="layout" svg:width="7.487cm" svg:height="0.663cm" svg:x="8.88cm" svg:y="17.555cm">
          <draw:text-box>
            <text:p text:style-name="P6"><text:span text:style-name="T4">Installs the nova-compute service</text:span></text:p>
          </draw:text-box>
        </draw:frame>
        <draw:frame draw:style-name="gr8" draw:text-style-name="P7" draw:layer="layout" svg:width="4.913cm" svg:height="1.074cm" svg:x="1.548cm" svg:y="19.173cm">
          <draw:text-box>
            <text:p text:style-name="P7">Install and manage nova-compute</text:p>
            <text:p text:style-name="P7">guests managed by libvi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gnacio Bravo</meta:initial-creator>
    <meta:creation-date>2014-10-17T16:51:38</meta:creation-date>
    <dc:date>2014-10-19T16:07:31</dc:date>
    <dc:creator>Ignacio Bravo</dc:creator>
    <meta:editing-duration>PT6H49M45S</meta:editing-duration>
    <meta:editing-cycles>15</meta:editing-cycles>
    <meta:generator>LibreOffice/3.5$Linux_x86 LibreOffice_project/350m1$Build-2</meta:generator>
    <meta:document-statistic meta:object-count="100"/>
  </office:meta>
</office:document-meta>
</file>